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3000005DC07913513.png" manifest:media-type="image/png"/>
  <manifest:file-entry manifest:full-path="Pictures/10000000000007D0000005DCFDE6F16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1.905cm" fo:wrap-option="wrap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outline1">
      <style:graphic-properties fo:min-height="10.076cm" fo:wrap-option="wrap"/>
    </style:style>
    <style:style style:name="pr6" style:family="presentation" style:parent-style-name="blue-squares1-notes">
      <style:graphic-properties draw:fill-color="#ffffff" fo:min-height="12.322cm" fo:wrap-option="wrap"/>
    </style:style>
    <style:style style:name="pr7" style:family="presentation" style:parent-style-name="blue-squares1-title">
      <style:graphic-properties fo:min-height="3.506cm"/>
    </style:style>
    <style:style style:name="pr8" style:family="presentation" style:parent-style-name="blue-squares1-outline1">
      <style:graphic-properties fo:min-height="12.18cm"/>
    </style:style>
    <style:style style:name="pr9" style:family="presentation" style:parent-style-name="blue-squares1-notes">
      <style:graphic-properties draw:fill-color="#ffffff" fo:min-height="12.572cm"/>
    </style:style>
    <style:style style:name="pr10" style:family="presentation" style:parent-style-name="blue-squares1-title">
      <style:graphic-properties fo:min-height="13.638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P5" style:family="paragraph">
      <style:paragraph-properties style:punctuation-wrap="simple" style:line-break="strict"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Spring Boot</text:span><text:span text:style-name="T1"><text:line-break/></text:span><text:span text:style-name="T2">+AngularJS</text:span><text:span text:style-name="T2"><text:line-break/></text:span><text:span text:style-name="T2">+Angular-Material</text:span></text:p>
          </draw:text-box>
        </draw:frame>
        <draw:frame presentation:style-name="pr2" draw:text-style-name="P3" draw:layer="layout" svg:width="11.695cm" svg:height="1.905cm" svg:x="14.605cm" svg:y="11.53cm" presentation:class="subtitle" presentation:user-transformed="true">
          <draw:text-box>
            <text:p text:style-name="P1"><text:span text:style-name="T3">Alessandro Moraes - FEB</text:span></text:p>
            <text:p text:style-name="P1"><text:span text:style-name="T3">Juliana Ferrarezi - FC</text:span></text:p>
          </draw:text-box>
        </draw:frame>
        <presentation:notes draw:style-name="dp2">
          <draw:frame presentation:style-name="pr3" draw:text-style-name="P1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><text:span text:style-name="T4">Spring Boot </text:span><text:span text:style-name="T5">+ AngularJS + Angular-Material</text:span>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ramework Spring Boot</text:p>
              </text:list-item>
              <text:list-item>
                <text:p>AngularJS</text:p>
              </text:list-item>
              <text:list-item>
                <text:p>Angular-Material</text:p>
              </text:list-item>
              <text:list-item>
                <text:p>Sistema Exemp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Spring Boot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Baseado no framework <text:span text:style-name="T4">Spring</text:span></text:p>
              </text:list-item>
              <text:list-item>
                <text:p>Objetivos</text:p>
                <text:list>
                  <text:list-item>
                    <text:p>Alta produtividade</text:p>
                  </text:list-item>
                  <text:list-item>
                    <text:p>Auto-configuração através das dependências baseado nos requisitos padrão de aplicações corporativas</text:p>
                  </text:list-item>
                  <text:list-item>
                    <text:p>“Starters” para facilitar a rápida configuração de um novo projeto</text:p>
                  </text:list-item>
                </text:list>
              </text:list-item>
              <text:list-item>
                <text:p>Destaque nos Java One Latin America 2015 e 2016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Spring Boot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Características</text:p>
                <text:list>
                  <text:list-item>
                    <text:p>Dependency Injection: baixo acoplamento, códigos testáveis</text:p>
                  </text:list-item>
                  <text:list-item>
                    <text:p>Diversos perfis configuráveis: produção, desenvolvimento, etc</text:p>
                  </text:list-item>
                  <text:list-item>
                    <text:p>Suporte nativo ao OAuth 2.0 via Spring Security</text:p>
                  </text:list-item>
                  <text:list-item>
                    <text:p>Suporte nativo à APIs RESTful integrado com Spring Security</text:p>
                  </text:list-item>
                  <text:list-item>
                    <text:p>Repositórios JPA via interfaces declarativas</text:p>
                  </text:list-item>
                  <text:list-item>
                    <text:p>Templates, envio de e-mail, pool de conexões, transações, etc 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Spring Boot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p>Demonstração: começando uma aplicação do <text:span text:style-name="T4">ZERO</text:span><text:span text:style-name="T6">!!</text:span></text:p>
            <text:list text:style-name="L2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><text:span text:style-name="T7">Spring Boot</text:span><text:span text:style-name="T4"> </text:span><text:span text:style-name="T5">+ </text:span><text:span text:style-name="T8">AngularJS</text:span><text:span text:style-name="T5"> + Angular-Material</text:span>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ramework Javascript para UI</text:p>
              </text:list-item>
              <text:list-item>
                <text:p>Model-view-controller</text:p>
              </text:list-item>
              <text:list-item>
                <text:p>Single Page Application</text:p>
              </text:list-item>
              <text:list-item>
                <text:p>Interfaces dinâmicas</text:p>
              </text:list-item>
              <text:list-item>
                <text:p>Vantagens:</text:p>
                <text:list>
                  <text:list-item>
                    <text:p>Utiliza o poder de processamento do cliente</text:p>
                  </text:list-item>
                  <text:list-item>
                    <text:p>Menor tráfego de rede: tráfego apenas de dados em JSON</text:p>
                  </text:list-item>
                  <text:list-item>
                    <text:p>Não depende de uso intenso de sessão, maior escalabilida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><text:span text:style-name="T7">Spring Boot</text:span><text:span text:style-name="T4"> </text:span><text:span text:style-name="T5">+ </text:span><text:span text:style-name="T7">AngularJS</text:span><text:span text:style-name="T5"> +</text:span><text:span text:style-name="T9"> </text:span><text:span text:style-name="T8">Angular-Material</text:span>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Componentes para UI</text:p>
              </text:list-item>
              <text:list-item>
                <text:p>Implementação da especificação Google Material Design</text:p>
              </text:list-item>
              <text:list-item>
                <text:p>Integrado ao AngularJS</text:p>
              </text:list-item>
              <text:list-item>
                <text:p><text:a xlink:href="https://material.angularjs.org/" xlink:type="simple">https://material.angularjs.org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><text:span text:style-name="T7">Spring Boot</text:span><text:span text:style-name="T4"> </text:span><text:span text:style-name="T5">+ </text:span><text:span text:style-name="T7">AngularJS</text:span><text:span text:style-name="T5"> +</text:span><text:span text:style-name="T9"> </text:span><text:span text:style-name="T7">Angular-Material</text:span></text:p>
          </draw:text-box>
        </draw:frame>
        <draw:frame presentation:style-name="pr5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<text:span text:style-name="T4">SisICA</text:span></text:p>
                <text:list>
                  <text:list-item>
                    <text:p><text:span text:style-name="T4">Sis</text:span>tema de <text:span text:style-name="T4">I</text:span>nscrição em <text:span text:style-name="T4">C</text:span>onferências e <text:span text:style-name="T4">A</text:span>fins</text:p>
                  </text:list-item>
                  <text:list-item>
                    <text:p>Área restrita: cadastro de eventos e relatórios</text:p>
                  </text:list-item>
                  <text:list-item>
                    <text:p>Área pública: inscrições</text:p>
                  </text:list-item>
                  <text:list-item>
                    <text:p>Integrado com a Central de Acessos</text:p>
                  </text:list-item>
                  <text:list-item>
                    <text:p>Disponível em: <text:a xlink:href="https://github.com/amoraes/spring-boot-unesp" xlink:type="simple">https://github.com/amoraes/spring-boot-unesp</text:a>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10" draw:text-style-name="P7" draw:layer="layout" svg:width="25.199cm" svg:height="13.638cm" svg:x="1.4cm" svg:y="2.237cm" presentation:class="title" presentation:user-transformed="true">
          <draw:text-box>
            <text:p text:style-name="P6"><text:span text:style-name="T4">Demonstração</text:span>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 text:style-name="P6"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10" draw:text-style-name="P7" draw:layer="layout" svg:width="25.199cm" svg:height="13.638cm" svg:x="1.4cm" svg:y="2.237cm" presentation:class="title" presentation:user-transformed="true">
          <draw:text-box>
            <text:p text:style-name="P6"><text:span text:style-name="T4">Pergunta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5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6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3" draw:layer="backgroundobjects" svg:width="27.939cm" svg:height="20.954cm" svg:x="0.001cm" svg:y="0.001cm">
        <draw:image xlink:href="Pictures/10000000000007D0000005DCFDE6F164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4" draw:layer="backgroundobjects" svg:width="4.66cm" svg:height="1.448cm" svg:x="0.802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5.62cm" svg:height="1.448cm" svg:x="10.967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009cm" svg:height="1.448cm" svg:x="22.092cm" svg:y="19.4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draw:frame draw:style-name="Mgr3" draw:text-style-name="MP3" draw:layer="backgroundobjects" svg:width="27.981cm" svg:height="20.954cm" svg:x="0cm" svg:y="0.001cm">
        <draw:image xlink:href="Pictures/10000000000007D3000005DC07913513.pn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4" draw:layer="backgroundobjects" svg:width="4.66cm" svg:height="1.448cm" svg:x="0.801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5.62cm" svg:height="1.448cm" svg:x="10.966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009cm" svg:height="1.448cm" svg:x="22.091cm" svg:y="19.4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10:10:49.847223306</meta:creation-date>
    <meta:editing-duration>PT1H31M41S</meta:editing-duration>
    <meta:editing-cycles>13</meta:editing-cycles>
    <meta:generator>LibreOffice/4.2.8.2$Linux_X86_64 LibreOffice_project/420m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meta:initial-creator>Alessandro Moraes</meta:initial-creator>
    <dc:date>2016-11-22T14:10:24.434773163</dc:date>
    <dc:creator>Alessandro Moraes</dc:creator>
    <meta:document-statistic meta:object-count="74"/>
    <meta:user-defined meta:name="License">BSD (http://templates.services.openoffice.org/bsd-license)</meta:user-defined>
  </office:meta>
</office:document-meta>
</file>